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oogle Sans" svg:font-family="'Google San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margin-top="0in" fo:margin-bottom="0.1965in" style:contextual-spacing="false" fo:orphans="2" fo:widows="2" fo:text-indent="0in" style:auto-text-indent="false"/>
    </style:style>
    <style:style style:name="P2" style:family="paragraph" style:parent-style-name="Text_20_body" style:list-style-name="L1">
      <style:paragraph-properties fo:margin-left="0in" fo:margin-right="0in" fo:margin-top="0in" fo:margin-bottom="0.1665in" style:contextual-spacing="false" fo:orphans="2" fo:widows="2" fo:text-indent="0in" style:auto-text-indent="false" fo:padding="0in" fo:border="none"/>
    </style:style>
    <style:style style:name="P3" style:family="paragraph" style:parent-style-name="Text_20_body" style:list-style-name="L1">
      <style:paragraph-properties fo:margin-top="0in" fo:margin-bottom="0.1665in" style:contextual-spacing="false" fo:orphans="2" fo:widows="2" fo:text-indent="0in" style:auto-text-indent="false" fo:padding="0in" fo:border="none"/>
    </style:style>
    <style:style style:name="T1" style:family="text">
      <style:text-properties fo:font-variant="normal" fo:text-transform="none" fo:color="#1f1f1f" loext:opacity="100%" style:font-name="Google Sans" fo:font-size="10.5pt" fo:letter-spacing="normal" fo:font-style="normal" fo:font-weight="normal"/>
    </style:style>
    <text:list-style style:name="L1">
      <text:list-level-style-bullet text:level="1" text:style-name="Bullet_20_Symbols" text:bullet-char="➔">
        <style:list-level-properties text:space-before="0.4925in"/>
        <style:text-properties style:font-name="OpenSymbol"/>
      </text:list-level-style-bullet>
      <text:list-level-style-bullet text:level="2" text:style-name="Bullet_20_Symbols" text:bullet-char="•">
        <style:list-level-properties text:space-before="0.7882in" text:min-label-width="0.1965in"/>
        <style:text-properties style:font-name="OpenSymbol"/>
      </text:list-level-style-bullet>
      <text:list-level-style-bullet text:level="3" text:style-name="Bullet_20_Symbols" text:bullet-char="•">
        <style:list-level-properties text:space-before="1.2807in" text:min-label-width="0.1965in"/>
        <style:text-properties style:font-name="OpenSymbol"/>
      </text:list-level-style-bullet>
      <text:list-level-style-bullet text:level="4" text:style-name="Bullet_20_Symbols" text:bullet-char="•">
        <style:list-level-properties text:space-before="1.7728in" text:min-label-width="0.1965in"/>
        <style:text-properties style:font-name="OpenSymbol"/>
      </text:list-level-style-bullet>
      <text:list-level-style-bullet text:level="5" text:style-name="Bullet_20_Symbols" text:bullet-char="•">
        <style:list-level-properties text:space-before="2.2654in" text:min-label-width="0.1965in"/>
        <style:text-properties style:font-name="OpenSymbol"/>
      </text:list-level-style-bullet>
      <text:list-level-style-bullet text:level="6" text:style-name="Bullet_20_Symbols" text:bullet-char="•">
        <style:list-level-properties text:space-before="2.7579in" text:min-label-width="0.1965in"/>
        <style:text-properties style:font-name="OpenSymbol"/>
      </text:list-level-style-bullet>
      <text:list-level-style-bullet text:level="7" text:style-name="Bullet_20_Symbols" text:bullet-char="•">
        <style:list-level-properties text:space-before="3.25in" text:min-label-width="0.1965in"/>
        <style:text-properties style:font-name="OpenSymbol"/>
      </text:list-level-style-bullet>
      <text:list-level-style-bullet text:level="8" text:style-name="Bullet_20_Symbols" text:bullet-char="•">
        <style:list-level-properties text:space-before="3.7425in" text:min-label-width="0.1965in"/>
        <style:text-properties style:font-name="OpenSymbol"/>
      </text:list-level-style-bullet>
      <text:list-level-style-bullet text:level="9" text:style-name="Bullet_20_Symbols" text:bullet-char="•">
        <style:list-level-properties text:space-before="4.2346in" text:min-label-width="0.1965in"/>
        <style:text-properties style:font-name="OpenSymbol"/>
      </text:list-level-style-bullet>
      <text:list-level-style-bullet text:level="10" text:style-name="Bullet_20_Symbols" text:bullet-char="•">
        <style:list-level-properties text:space-before="4.7272in" text:min-label-width="0.1965in"/>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e Ten Primordial Masters, written by Rafael Sol and dedicated to Shri Mataji, describes the lives and teachings of ten spiritual leaders throughout history. The book provides short biographies of </text:span><text:span text:style-name="Strong_20_Emphasis"><text:span text:style-name="T1">Raja Janaka, Abraham, Moses, Zarathoustra, Confucius, Lao Tzu, Socrates, Prophet Muhammad, Guru Nanak, and Saïnath</text:span></text:span><text:span text:style-name="T1">. The author emphasizes that these spiritual figures came to Earth many times to teach </text:span><text:span text:style-name="Strong_20_Emphasis"><text:span text:style-name="T1">dharma</text:span></text:span><text:span text:style-name="T1">, the path of balance, righteousness, and spiritual ascent. </text:span></text:p>
      <text:list text:style-name="L1">
        <text:list-item>
          <text:p text:style-name="P2"><text:span text:style-name="Strong_20_Emphasis"><text:span text:style-name="T1">Raja Janaka</text:span></text:span><text:span text:style-name="T1">, the father of Shri Sita, was a king and enlightened being who lived around 5000 BC. He taught that spiritual understanding comes from within and detachment from material goods is key to spiritual growth.</text:span></text:p>
        </text:list-item>
        <text:list-item>
          <text:p text:style-name="P3"><text:span text:style-name="Strong_20_Emphasis"><text:span text:style-name="T1">Abraham</text:span></text:span><text:span text:style-name="T1">, who lived between 1800 and 1600 BC, is known for his unwavering faith in one God. He left his home and followed God's command, becoming the father of many nations.</text:span></text:p>
        </text:list-item>
        <text:list-item>
          <text:p text:style-name="P3"><text:span text:style-name="Strong_20_Emphasis"><text:span text:style-name="T1">Moses</text:span></text:span><text:span text:style-name="T1">, born in 1300 BC, was chosen by God to free the Hebrews from slavery in Egypt. He led his people out of Egypt, parted the Red Sea, and received the Ten Commandments from God.</text:span></text:p>
        </text:list-item>
        <text:list-item>
          <text:p text:style-name="P3"><text:span text:style-name="Strong_20_Emphasis"><text:span text:style-name="T1">Zarathoustra</text:span></text:span><text:span text:style-name="T1">, born in Persia in 630 BC, preached about the one true God, Ahura Mazda. He taught that the only way to overcome evil is to increase good and spread light.</text:span></text:p>
        </text:list-item>
        <text:list-item>
          <text:p text:style-name="P3"><text:span text:style-name="Strong_20_Emphasis"><text:span text:style-name="T1">Confucius</text:span></text:span><text:span text:style-name="T1">, born in 551 BC in China, believed that education could transform society. He emphasized traditional values, balance, and the importance of acting towards others as you would like them to act towards you.</text:span></text:p>
        </text:list-item>
        <text:list-item>
          <text:p text:style-name="P3"><text:span text:style-name="Strong_20_Emphasis"><text:span text:style-name="T1">Lao Tzu</text:span></text:span><text:span text:style-name="T1">, born around 500 or 600 BC in China, is known for his teachings on the Tao, the Way and Virtue. He emphasized compassion, harmony, and living in accordance with nature.</text:span></text:p>
        </text:list-item>
        <text:list-item>
          <text:p text:style-name="P3"><text:span text:style-name="Strong_20_Emphasis"><text:span text:style-name="T1">Socrates</text:span></text:span><text:span text:style-name="T1">, born around 470 BC in Greece, was a philosopher who taught that virtue is more important than wealth. He believed in the immortality of the soul and was sentenced to death for his teachings.</text:span></text:p>
        </text:list-item>
        <text:list-item>
          <text:p text:style-name="P3"><text:span text:style-name="Strong_20_Emphasis"><text:span text:style-name="T1">Prophet Muhammad</text:span></text:span><text:span text:style-name="T1">, born in 570 AD in Mecca, received revelations from God and founded Islam. He taught about one God, Allah, and emphasized compassion and mercy.</text:span></text:p>
        </text:list-item>
        <text:list-item>
          <text:p text:style-name="P3"><text:span text:style-name="Strong_20_Emphasis"><text:span text:style-name="T1">Guru Nanak</text:span></text:span><text:span text:style-name="T1">, born in 1469 AD in Punjab, founded Sikhism. He traveled extensively, teaching about the oneness of God and the importance of love and devotion.</text:span></text:p>
        </text:list-item>
        <text:list-item>
          <text:p text:style-name="P3"><text:span text:style-name="Strong_20_Emphasis"><text:span text:style-name="T1">Saïnath</text:span></text:span><text:span text:style-name="T1">, whose birth is a mystery, was a spiritual leader in India who lived in an abandoned mosque and performed miracles. He emphasized the unity of religions and the importance of devotio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oogle Sans" svg:font-family="'Google San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1-28T10:06:37.984000000</dc:date>
    <meta:editing-duration>PT52S</meta:editing-duration>
    <meta:editing-cycles>2</meta:editing-cycles>
    <meta:generator>LibreOffice/24.8.0.3$Windows_X86_64 LibreOffice_project/0bdf1299c94fe897b119f97f3c613e9dca6be583</meta:generator>
    <meta:document-statistic meta:table-count="0" meta:image-count="0" meta:object-count="0" meta:page-count="1" meta:paragraph-count="11" meta:word-count="396" meta:character-count="2308" meta:non-whitespace-character-count="1932"/>
  </office:meta>
</office:document-meta>
</file>